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09_12-39-47_000.jpg</text:p>
          </table:table-cell>
          <table:table-cell table:style-name="ce20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09_12-45-08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09_15-02-23_000.jpg</text:p>
          </table:table-cell>
          <table:table-cell table:style-name="ce20" office:value-type="string">
            <text:p>:m RES 1-2*3 / free# JVEMV6 70#_67:s-1 / 70. CO2 (lang=de) / w=Umsatz;Ausbeute;Absorbanzen;Stoffmegenanteil;Gleichung.4-1,topic=Gleichung,other=~,think~,doc=r-15-3-2#10.1-1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8" table:formula="of:=IF([.E4]=&quot;&quot;;[.C4];CONCATENATE([.C4];&quot; / &quot;;[.E4]))" office:value-type="string" office:string-value=":m RES 1-2*3 / free# JVEMV6 70#_67:s-1 / 70. CO2 (lang=de) / w=Umsatz;Ausbeute;Absorbanzen;Stoffmegenanteil;Gleichung.4-1,topic=Gleichung,other=~,think~,doc=r-15-3-2#10.1-1">
            <text:p>:m RES 1-2*3 / free# JVEMV6 70#_67:s-1 / 70. CO2 (lang=de) / w=Umsatz;Ausbeute;Absorbanzen;Stoffmegenanteil;Gleichung.4-1,topic=Gleichung,other=~,think~,doc=r-15-3-2#10.1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09_15-02-44_000.jpg</text:p>
          </table:table-cell>
          <table:table-cell table:style-name="ce20" office:value-type="string">
            <text:p>:m RES 3*3 / free# JVEMV6 70#_67:s-1 / 70. CO2 (lang=de) / w=Gesamtstoffmenge,topic=Gleichung,other=~,think~,doc=r-15-3-2#10.4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8" table:formula="of:=IF([.E5]=&quot;&quot;;[.C5];CONCATENATE([.C5];&quot; / &quot;;[.E5]))" office:value-type="string" office:string-value=":m RES 3*3 / free# JVEMV6 70#_67:s-1 / 70. CO2 (lang=de) / w=Gesamtstoffmenge,topic=Gleichung,other=~,think~,doc=r-15-3-2#10.4">
            <text:p>:m RES 3*3 / free# JVEMV6 70#_67:s-1 / 70. CO2 (lang=de) / w=Gesamtstoffmenge,topic=Gleichung,other=~,think~,doc=r-15-3-2#10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9_17-08-57_000.jpg</text:p>
          </table:table-cell>
          <table:table-cell table:style-name="ce20" office:value-type="string">
            <text:p>:m RES 1-2*2 / free# JVEMV6 70#_67:s-2 / 70. CO2 (lang=ko) / w=~,topic=CuO-ZnO-ZrO2,other=~,think~,doc=s-62.d-1#4.4</text:p>
          </table:table-cell>
          <table:table-cell table:style-name="ce20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8" table:formula="of:=IF([.E6]=&quot;&quot;;[.C6];CONCATENATE([.C6];&quot; / &quot;;[.E6]))" office:value-type="string" office:string-value=":m RES 1-2*2 / free# JVEMV6 70#_67:s-2 / 70. CO2 (lang=ko) / w=~,topic=CuO-ZnO-ZrO2,other=~,think~,doc=s-62.d-1#4.4">
            <text:p>:m RES 1-2*2 / free# JVEMV6 70#_67:s-2 / 70. CO2 (lang=ko) / w=~,topic=CuO-ZnO-ZrO2,other=~,think~,doc=s-62.d-1#4.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9_20-43-33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10_01-27-46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8]=&quot;&quot;;[.C8];CONCATENATE([.C8];&quot; / &quot;;[.E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10_01-28-01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5-10_07-21-34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5-10_07-22-55_000.jpg</text:p>
          </table:table-cell>
          <table:table-cell table:style-name="ce20" office:value-type="string">
            <text:p>:m :th / topic=方針 / content=「難読症の人でも…証明したい」は、クソ；方策を開発したい</text:p>
          </table:table-cell>
          <table:table-cell table:style-name="ce17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8" table:formula="of:=IF([.E11]=&quot;&quot;;[.C11];CONCATENATE([.C11];&quot; / &quot;;[.E11]))" office:value-type="string" office:string-value=":m :th / topic=方針 / content=「難読症の人でも…証明したい」は、クソ；方策を開発したい">
            <text:p>:m :th / topic=方針 / content=「難読症の人でも…証明したい」は、クソ；方策を開発した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4" office:value-type="string">
            <text:p>2021-05-10_07-23-42_000.jpg</text:p>
          </table:table-cell>
          <table:table-cell table:style-name="ce20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8" table:formula="of:=IF([.E12]=&quot;&quot;;[.C12];CONCATENATE([.C12];&quot; / &quot;;[.E12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09_18-31-50_000.mp4</text:p>
          </table:table-cell>
          <table:table-cell table:style-name="ce8" office:value-type="string">
            <text:p>:VIDEO / @自室 / 記録 / jap.flute / 演奏、play / f-2021-0509-1 / R=1,todays-melody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jap.flute / 演奏、play / f-2021-0509-1 / R=1,todays-melody">
            <text:p>:VIDEO / @自室 / 記録 / jap.flute / 演奏、play / f-2021-0509-1 / R=1,todays-melody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2021/05/10</text:date>, <text:time>08:3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10T08:36:35.55</dc:date>
    <dc:creator>iwabuchi ken</dc:creator>
    <meta:editing-duration>P33DT8H11M26S</meta:editing-duration>
    <meta:editing-cycles>12383</meta:editing-cycles>
    <meta:document-statistic meta:table-count="1" meta:cell-count="355" meta:object-count="0"/>
  </office:meta>
</office:document-meta>
</file>